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61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112.82mm"/>
    </style:style>
    <style:style style:name="co6" style:family="table-column">
      <style:table-column-properties fo:break-before="auto" style:column-width="81.2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fo:border-bottom="0.99pt solid #000000" fo:background-color="#fff200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1">
      <style:table-cell-properties fo:border-bottom="0.99pt solid #000000" fo:background-color="#fff2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style:text-underline-style="none" fo:font-weight="bold" style:font-weight-asian="bold" style:font-weight-complex="bold"/>
    </style:style>
    <style:style style:name="ce7" style:family="table-cell" style:parent-style-name="Default">
      <style:table-cell-properties fo:border-bottom="0.99pt solid #000000" fo:background-color="#fff2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fo:border-bottom="0.99pt solid #000000" fo:background-color="#fff2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99pt solid #000000" fo:background-color="#fff2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9"/>
        <table:table-column table:style-name="co6" table:default-cell-style-name="ce3"/>
        <table:table-column table:style-name="co7" table:number-columns-repeated="1017" table:default-cell-style-name="ce3"/>
        <table:table-column table:style-name="co7" table:default-cell-style-name="Default"/>
        <table:table-row table:style-name="ro1">
          <table:table-cell table:style-name="ce1" office:value-type="string" calcext:value-type="string">
            <text:p>FAIT : </text:p>
          </table:table-cell>
          <table:table-cell table:style-name="ce4" table:formula="of:=SUM([.B3:.B653])/653" office:value-type="percentage" office:value="0.0842266462480858" calcext:value-type="percentage">
            <text:p>8,42 %</text:p>
          </table:table-cell>
          <table:table-cell table:style-name="ce4" table:formula="of:=SUM([.C3:.C653])/653" office:value-type="percentage" office:value="0.0826952526799387" calcext:value-type="percentage">
            <text:p>8,27 %</text:p>
          </table:table-cell>
          <table:table-cell table:style-name="ce4" table:formula="of:=SUM([.D3:.D653])/653" office:value-type="percentage" office:value="0.0673813169984686" calcext:value-type="percentage">
            <text:p>6,74 %</text:p>
          </table:table-cell>
          <table:table-cell table:style-name="ce7"/>
          <table:table-cell table:style-name="ce10" table:number-columns-repeated="1018"/>
          <table:table-cell table:style-name="ce11"/>
        </table:table-row>
        <table:table-row table:style-name="ro1">
          <table:table-cell table:style-name="Default"/>
          <table:table-cell table:style-name="ce2" office:value-type="string" calcext:value-type="string">
            <text:p>VALIDATION</text:p>
          </table:table-cell>
          <table:table-cell table:style-name="ce2" office:value-type="string" calcext:value-type="string">
            <text:p>STRUCTURE*</text:p>
          </table:table-cell>
          <table:table-cell table:style-name="ce2" office:value-type="string" calcext:value-type="string">
            <text:p>METADONNEES</text:p>
          </table:table-cell>
          <table:table-cell table:style-name="ce8" office:value-type="string" calcext:value-type="string">
            <text:p>métadonnées, manque :</text:p>
          </table:table-cell>
          <table:table-cell table:style-name="ce8" office:value-type="string" calcext:value-type="string">
            <text:p>* celle-ci doit être similaire d’un tome à l’autre</text:p>
          </table:table-cell>
          <table:table-cell table:style-name="ce2" table:number-columns-repeated="1017"/>
          <table:table-cell/>
        </table:table-row>
        <table:table-row table:style-name="ro1">
          <table:table-cell table:style-name="Default" office:value-type="string" calcext:value-type="string">
            <text:p>action_n2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 ; source pdf</text:p>
          </table:table-cell>
          <table:table-cell table:style-name="ce2" table:number-columns-repeated="1018"/>
          <table:table-cell/>
        </table:table-row>
        <table:table-row table:style-name="ro1">
          <table:table-cell table:style-name="Default" office:value-type="string" calcext:value-type="string">
            <text:p>action_n3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ction_n4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dam-et-feneon_petit-gloss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derer_de-la-crit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goult_dante-et-goeth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balat_comment-on-devient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lbalat_ennemis-de-l-art-d-ecr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balat_formation-du-styl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balat_mal-d-ecrire-et-roman-contemporai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balat_souvenirs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lembert_apologie-etud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dialogue-poesie-et-philosophie.xml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label type="speaker"&gt;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lembert_essai-societ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harmonie-langu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jugements-rousseau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melanges-litterai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observations-art-tradu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reflexions-elocution-orato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reflexions-gout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reflexions-od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reflexions-poesi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rreat_critique-scientifiqu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sselineau_roman-bourgeois-prefac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uger-louis-simon_discours-romantism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uguis_chamfort-notic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inville_critique-mort-jeun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inville-psychologie-des-tit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ju_anarchie-litter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ju_verite-ecole-decadent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llanche_essai-institutions-social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ante_tableau-litterature-18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bas-bleu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cote-grande-histo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critiques-divers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critiques-ou-jug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de-l-histo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femmes-et-moralistes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bey-aurevilly_goethe-diderot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historiens-politiqu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historien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journalistes-et-polemist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litterature-epistol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litterature-etrange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philosophes-et-ecrivains-religieux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philosophes-et-ecrivains-religieux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philosophes-et-ecrivains-religieux-03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philosophes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bey-aurevilly_poesi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bey-aurevilly_poetes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poetes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roman-contemporai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romanciers-d-hier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romancier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voyageurs-et-romanciers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ine_musse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arres_famill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arres_ta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ashkirtseff_let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audelaire_art-roman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audelaire_curiosites-esthe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azalgette_espri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azalgette_lati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azin_lecteurs-de-roma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azin_personnages-de-roma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azin_province-dans-le-roma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azin_roman-popul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azin_un-peintre-ecrivain-fromenti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eaunier_critiques-et-romancie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eaunier_idees-et-homm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eaunier_idees-et-homm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eaunier_idees-et-homme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eaunier_poes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eaunier_service-dees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eaunier_visages-d-hier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eauzee_encyclop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ecq-de-fouquieres_art-mise-en-sce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ellessort_nouvelles-etud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ergson_conscie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ergson_dure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ergson_energ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ergson_evolu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ergson_fra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ergson_mat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ergson_pense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ergson_r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ergson_sourc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ernard_articl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ernard_introduction-medecine-experimenta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ernard_lecons-phenomenes-vie-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ernard_lecons-physio-experimentale-I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ernard_lecons-physio-experimenta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ertrand-louis_renaissance-class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igot_esthetique-naturalis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loy_propos-entrepreneur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ouchaud_considerations-ecoles-poe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ougle_idees_egalit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ourget_essais-psychologi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ourget_essais-psychologi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ourget_etud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ourget_etude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ourget_nouvelles-pages-de-critiqu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ourget_nouvelles-pages-de-critiqu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ourget_pages-de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ourget_temoignag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ourget_temoignag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outroux_lois-naturell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ovet_lyr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remond_poesie-p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ricaire-de-la-dixmerie_deux-ages-du-gout_176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ricaire-de-la-dixmerie_discours-romans_177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risson_comedie-litter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runetiere_banqueroute-du-natur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runetiere_epoques-theat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runetiere_essais-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runetiere_etudes-critiqu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runetiere_etudes-critiqu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runetiere_etudes-critique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runetiere_etudes-critiques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runetiere_etudes-critiques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runetiere_evolution-des-gen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runetiere_manuel-histo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runetiere_metaphysique-positivis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runetiere_nouveaux-essais-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runetiere_nouvelles-questions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runetiere_roman-naturalis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runetiere_science-et-relig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uchon-max_re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yvanck_hollandais-a-par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ailhava_etudes-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apus_boulevard-couliss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aro_poesie-scientif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aro_poetes-et-romancie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aro_sand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arrau_articl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asella-gaubert_nouvelle-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hamfort_ebauch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hamfort_notes-la-fonta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hampfleury_balzac-method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harpentier_mal-du-siec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hateaubriand_genie-du-christianisme-02-03_182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hateaubriand_melanges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haudon_bibliotheque-d-un-homme-de-gout-01_177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haudon_bibliotheque-d-un-homme-de-gout-02_177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laretie_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llectif_articles-pour-baudel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llectif_emile-augier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llectif_terre-a-emile-zola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mte_cours-philosophie-positiv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mte_discours-esprit-positif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nstant_preface-adolp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nstant_reflexions-wallstei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usin_du-vra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usin_introduction-philosoph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usin_kan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revel_clavecin-didero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revel_esprit-contre-rais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roze_confessions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uvillier-fleury_critique-litter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arwin_origine-des-espec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audet-leon_idees-en-marc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audet-leon_stupide-19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avid-sauvageot_realisme-et-natur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lecluze_louis-david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mogeot_critique-et-critiques-en-fra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mogeot_lettres-et-homme-de-let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raismes_epidemie-naturalis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-essarts_patriotisme-litter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-essarts_portraits-de-mai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-essarts_sentiment-admira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mps-emile_preface-etud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mps-gaston_vie-et-livr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mps-gaston_vie-et-livr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mps-gaston_vie-et-livre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mps-gaston_vie-et-livres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mps-gaston_vie-et-livres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mps-gaston_vie-et-livres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nel-emile_physiologie-ecrivains-et-artist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nel-emile_romant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claude-ner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correspondance-genera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essais-peinture-176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plan-universi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salon-175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salon-176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salon-176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salon-176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oumic_ecrivai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oumic_hommes-et-ide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oumic_jeun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oumic_poesie-lyr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oumic_portraits-ecrivain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-bos_approximatio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-camp_preface-chants-modern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-casse_histoire-anecdotiqu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-fresnois_une-annee-de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bos_cri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marsais_encyclop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marsais_trop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mas-pere_simples-let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puy_poetes-et-cri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rkheim_cours-de-philosoph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rkheim_empirisme-rationaliste-de-ta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rkheim_jugements-de-valeur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rkheim_regles-methode-sociolog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solier_ceci-n-est-pas-un-liv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solier_nos-gens-de-let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val_litterature-drama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egger_paro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equilbecq_litterature-merveilleuse-des-noi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ermitage_poetes-et-leurs-poe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etienne_discours-recep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anticleric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art-de-l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en-lisant-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en-lisant-nietzsc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etudes-litteraires-16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etudes-litteraires-18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etudes-litteraires-19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la-fonta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olitique-compare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olitiques-et-moralist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olitiques-et-moralist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olitiques-et-moraliste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our-qu-on-lise-plat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de-theatr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de-theatr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de-theatr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de-theatre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de-theatre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litterair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litterair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litteraire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litteraires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litteraires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rousseau-contre-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zola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lat_femm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ontanes_litterature-et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ouillee_psychologie-idees-forc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rance_vie-litterair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rance_vie-litterair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rance_vie-litterair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rance_vie-litteraire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rance_vie-litteraire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rommel_esquisses-contemporain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ustel-de-coulanges_cite-an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aucher_causeries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aultier_bovary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autier-judith_collier-des-jou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autier-theophile_histoire-romant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autier-theophile_portraits-contemporai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eoffroy_cours-litterature-dramatiqu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eoffroy_cours-litterature-dramatiqu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eoffroy_cours-litterature-dramatiqu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eon_art-du-theat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eon_directio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eon_poesie-et-empir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il_dates-et-oeuv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il_en-method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il_methode-evolutiv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il_poesie-scientif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bert_dix-annees-roma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ceux-qu-on-li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mercredis-d-un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bineau_etudes-cri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hokousa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journal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journal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journal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journal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journal-0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journal-0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-et-jules_journal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-et-jules_journal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-et-jules_journal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-et-jules_prefaces-et-manifest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dall_articles-figaro_1855-185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chemin-de-velou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culture-des-ide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dissociatio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esthetique-de-la-lang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fin-de-l-ar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livre-des-masqu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livre-des-masqu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probleme-du-sty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promenades-philosophiqu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promenades-philosophiqu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promenades-philosophique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-jean_muses-d-aujourd-hu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regh_human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uerin-charles_joies-grises-notul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uizot_etudes-shakespea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uizot_notices-shakespea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uyau_ar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uyau_problemes-esthe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azard_quatre-etud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ennequin_critique-scientif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ennequin_ecrivains-francis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ennequin_quelques-ecrivains-franc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eumann_mouvement-litter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ugo_prefac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ugo_shakespea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uret_enquete-litter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irail_querelles-litteraires-01_orig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irail_querelles-litteraires-02_orig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anet_cerveau-et-pense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anet_crise-philosoph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anet_problemes-19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anin_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anin_litterature_dramatiqu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arry_dive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ouvin_a-travers-la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kahn_preface-vers-lib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kahn_symbolistes-et-decaden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kahn_vers-lib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kufferath_musiciens-et-philosoph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bruyere_ouvrages-esprit_169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grange_prefa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harpe_rac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motte_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motte_hom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motte_poes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motte_trag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cuzon_integr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fargue_legende-de-victor-hugo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fargue_origines-du-romant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gardie_causeries-parisienn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destinees-poes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i_observations-trag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nson_boileau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nson_conseil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nson_histoire-litterature-francai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nson_hommes-et-liv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nson_method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prade_questions-d-art-et-de-mora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sserre_roman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sserre_romantisme-franc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-blond_crise-litteraire-et-natur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-blond_emile-zola-devant-les-jeun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-blond_essai-natur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-blond_parade-litter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-goffic_romanciers-d-aujourd-hu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comte-jules_lettre-sur-les-ecrivains-franc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conte-de-lisle_poetes-contemporai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hateaubriand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1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1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jean-jacques-rousseau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jean-rac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ercier_cours-analytiqu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ercier_cours-analytiqu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ercier_cours-analytiqu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ercier_cours-analytique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roux_considerations-sur-werther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roux_discours-aux-artist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roux_discours-aux-philosoph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roux_poesie-de-sty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ievre_esquisses-critiqu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oliee_roman-popul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llarme_musique-et-let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19e-siec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academ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lati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poetes-mid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prix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theatre-et-liv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montel_encyclop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tin-du-gard-maurice_feux-tournan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uclair_etat-actuel-de-la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uclair_prejuge-de-la-vie-de-bohe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ndes_legende-du-parnas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ndes_mouvement-poetique-francais-01-rappor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ndes_mouvement-poetique-francai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nnechet_matinees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rcier_bonheur_orig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rcier_litterature-et-litterateurs_177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rimee_alexandre-pouchk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ille_roman-franc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irbeau_ecrivain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irbeau_ecrivai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ckel_propos-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land_moliere-comedie-italien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nod_maitres-histo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ntegut_dramaturges-et-romancie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ntegut_essais-de-litterature-anglai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ntegut_types-litteraires-et-fantaisies-esthe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ntesquieu_encyclop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eas_esquiss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eas_manifeste-ecole-roma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eas_premieres-arm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eas_reflexions-poet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eas_variations-vie-et-liv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ice_demain-questions-esthe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ice_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ice_sens-religieux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uhlfeld_fin-ar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uhlfeld_monde-ou-l-on-impri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urger_propos-vil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ettement_histoire-litterature-francaise-restaura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ettement_roman-contemporai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aegr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essais-ecole-roman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histoire-litteratur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histoire-litteratur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histoire-litteratur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histoire-litterature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ordau_degeneresce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alante_antinomi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ardo-bazan_natur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aris-gaston_legend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aulhan_morale-iron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aulhan_psychologie-inven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eguy_hugo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eguy_note-bergs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eguy_note-descart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eguy_zangwill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ierre-quint_droits-ecrivai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essai-adolp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nouveaux-portraits-litteraires-01_185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nouveaux-portraits-litteraires-02_185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portraits-litteraires-01_183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portraits-litteraires-01_185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portraits-litteraires-02_183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portraits-litteraires-02_185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oincare_la-valeur-de-la-scie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oitou_roman-et-theat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ontmartin_causeries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ontmartin_causeries-samed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revost-paradol_jonathan-swif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aynaud_melee-symbolist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aynaud_melee-symbolist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ADME.m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alisme_n1-2_185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alisme_n3-6_185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bell_culte-des-idol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gio_oeuvre-bourge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nier_de-mon-temp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nier_figures-et-caracte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nier_poetes-d-aujourd-hu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nier_portrai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nier_pros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avenir-scie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discours-et-conferenc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na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refor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souveni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vie-de-jesu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rd_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rd_methode-scientif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rd_princes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tte_arabes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tte_aspec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tte_preface-archipel-en-fleu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tte_XIII_idylles_diabol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vue-wagnerienne_tome-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vue-wagnerienne_tome-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vue-wagnerienne_tome-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ymond_corneille-shakespeare-goet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bot_atten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bot_pychologie-anglai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goley-de-juvigny_discours-progres-des-lettres_177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varol_dan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viere_etud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viere_quelques-prog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d_assommoir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d_essai-sur-goet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d_etudes-19e-siec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d_idees-moral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d_litterature-compare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ederer_memoires-societe-pol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yner_massacre-amazon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yner_prostit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cy_rapport-progres-let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georges-de-bouhelier_esthetique-consideree-comme-science-sacre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georges-de-bouhelier_inutilite-de-la-calomn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georges-de-bouhelier_manifeste-naturis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georges-de-bouhelier_monde-attend-son-evangi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georges-de-bouhelier_theme-a-variatio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rene-taillandier_realisme-ep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victor_hommes-et-dieux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victor_masqu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victor_theatre-contemporai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hroniques-parisiennes_187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1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1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1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1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contemporains-ed-04-01_186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contemporains-ed-04-02_187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contemporains-ed-04-03_187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contemporains-ed-04-04_187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contemporains-ed-04-05_187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de-femmes-ed06_187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litteraires-ed-nouv_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litteraires-ed-nouv_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litteraires-ed-nouv_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remiers-lundi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remiers-lundi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remiers-lundi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lomon_etudes-et-portrai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nd_autour-de-la-tab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rcey_quarante-a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uvebois_apres-natur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vine_etapes-naturalis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egalen_observation-medica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eignobos_introduction-etudes-histor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_gid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_grands-espri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_livres-du-temp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_livres-du-temp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_livres-du-temp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-dialogues-cri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riau-paul_imagination-artis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riau-paul_reverie-esthe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pronck_artistes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el_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el_passio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el_reflexions-suicid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pfer_etude-litterature-moder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pfer_petite-com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pfer_reputation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pfer_reputatio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endhal_racine-et-shakspear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endhal_racine-et-shakspear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derniers-ess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ess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fra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intelligenc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intelligenc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la-fonta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litterature-anglai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nouveaux-ess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philosophes-class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philosophie-art-gre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positivisme-angl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saint-sim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schereau_vie-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amiel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flauber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histoire-litterature-francai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idees-politiques-fra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interieu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physiolog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poesie-mallar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reflexions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reflexions-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reflexions-roma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valery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omas_essai-elog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opin_romanciers-contemporai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acherot_science-conscie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annoz_articles-revue-bleue_19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erlaine_oeuvres-posthum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erlaine_oeuvres-posthume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co_michele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ennet_epitre-mus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llemain_etudes-litterature-ancien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llemain_genie-pinda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llemain_tableau-litterature-moyen-ag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net_litterature-francaise-19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net_moralistes-16e-17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san_attitude-lyr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san_paysages-introspectifs_prefa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ogue_roman-rus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oltaire_encyclop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oltaire_vie-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eb_config.cfg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eiss_essais-histoire-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eiss_goet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eiss_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ilde_derniers-essais-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yzewa_ecrivains-etranger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yzewa_nos-mai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zola_natur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zola_roman-experimental.xml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79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 style:data-style-name="N2" text:time-value="12:18:41.6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6.2$Windows_X86_64 LibreOffice_project/0c292870b25a325b5ed35f6b45599d2ea4458e77</meta:generator>
    <dc:date>2019-06-19T17:41:36.176000000</dc:date>
    <meta:editing-duration>PT3H8M55S</meta:editing-duration>
    <meta:editing-cycles>10</meta:editing-cycles>
    <meta:document-statistic meta:table-count="1" meta:cell-count="830" meta:object-count="0"/>
  </office:meta>
</office:document-meta>
</file>